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Noto Serif" fo:font-weight="bold" officeooo:rsid="0010b96a" officeooo:paragraph-rsid="0010a2a8" style:font-weight-asian="bold" style:font-weight-complex="bold"/>
    </style:style>
    <style:style style:name="P2" style:family="paragraph" style:parent-style-name="Standard">
      <style:paragraph-properties fo:line-height="150%" fo:text-align="justify" style:justify-single-word="false"/>
      <style:text-properties style:font-name="Noto Serif" fo:font-weight="bold" officeooo:rsid="0011c202" officeooo:paragraph-rsid="0011c202" style:font-weight-asian="bold" style:font-weight-complex="bold"/>
    </style:style>
    <style:style style:name="P3" style:family="paragraph" style:parent-style-name="Standard">
      <style:paragraph-properties fo:line-height="150%" fo:text-align="justify" style:justify-single-word="false"/>
      <style:text-properties style:font-name="Noto Serif" fo:font-weight="bold" officeooo:rsid="00134a50" officeooo:paragraph-rsid="00134a50" style:font-weight-asian="bold" style:font-weight-complex="bold"/>
    </style:style>
    <style:style style:name="P4" style:family="paragraph" style:parent-style-name="Standard">
      <style:paragraph-properties fo:line-height="150%" fo:text-align="justify" style:justify-single-word="false"/>
      <style:text-properties style:font-name="Noto Serif" fo:font-weight="bold" officeooo:rsid="0013d033" officeooo:paragraph-rsid="0013d033" style:font-weight-asian="bold" style:font-weight-complex="bold"/>
    </style:style>
    <style:style style:name="P5" style:family="paragraph" style:parent-style-name="Standard">
      <style:paragraph-properties fo:line-height="150%" fo:text-align="justify" style:justify-single-word="false"/>
      <style:text-properties style:font-name="Noto Serif" fo:font-weight="bold" officeooo:rsid="001771fd" officeooo:paragraph-rsid="001771fd" style:font-weight-asian="bold" style:font-weight-complex="bold"/>
    </style:style>
    <style:style style:name="P6" style:family="paragraph" style:parent-style-name="Standard">
      <style:paragraph-properties fo:line-height="150%" fo:text-align="center" style:justify-single-word="false"/>
      <style:text-properties style:font-name="Noto Serif" fo:font-weight="bold" officeooo:rsid="001771fd" officeooo:paragraph-rsid="001771fd" style:font-weight-asian="bold" style:font-weight-complex="bold"/>
    </style:style>
    <style:style style:name="P7" style:family="paragraph" style:parent-style-name="Standard">
      <style:paragraph-properties fo:line-height="150%" fo:text-align="justify" style:justify-single-word="false"/>
      <style:text-properties style:font-name="Noto Serif" fo:font-weight="bold" officeooo:rsid="001ad457" officeooo:paragraph-rsid="001ad457" style:font-weight-asian="bold" style:font-weight-complex="bold"/>
    </style:style>
    <style:style style:name="P8" style:family="paragraph" style:parent-style-name="Standard">
      <style:paragraph-properties fo:line-height="150%" fo:text-align="justify" style:justify-single-word="false"/>
      <style:text-properties style:font-name="Noto Serif" fo:font-weight="bold" officeooo:rsid="00277426" officeooo:paragraph-rsid="00277426" style:font-weight-asian="bold" style:font-weight-complex="bold"/>
    </style:style>
    <style:style style:name="P9" style:family="paragraph" style:parent-style-name="Standard">
      <style:paragraph-properties fo:line-height="150%" fo:text-align="justify" style:justify-single-word="false"/>
      <style:text-properties style:font-name="Noto Serif" fo:font-weight="bold" officeooo:rsid="002a15f6" officeooo:paragraph-rsid="002a15f6" style:font-weight-asian="bold" style:font-weight-complex="bold"/>
    </style:style>
    <style:style style:name="P10" style:family="paragraph" style:parent-style-name="Standard">
      <style:paragraph-properties fo:line-height="150%" fo:text-align="justify" style:justify-single-word="false"/>
      <style:text-properties style:font-name="Noto Serif" fo:font-weight="bold" officeooo:rsid="002b7107" officeooo:paragraph-rsid="002b7107" style:font-weight-asian="bold" style:font-weight-complex="bold"/>
    </style:style>
    <style:style style:name="P11" style:family="paragraph" style:parent-style-name="Standard">
      <style:paragraph-properties fo:line-height="150%" fo:text-align="justify" style:justify-single-word="false"/>
      <style:text-properties style:font-name="Noto Serif" fo:font-weight="bold" officeooo:rsid="0032c1a8" officeooo:paragraph-rsid="0032c1a8" style:font-weight-asian="bold" style:font-weight-complex="bold"/>
    </style:style>
    <style:style style:name="P12" style:family="paragraph" style:parent-style-name="Standard">
      <style:paragraph-properties fo:line-height="150%" fo:text-align="justify" style:justify-single-word="false"/>
      <style:text-properties style:font-name="Noto Serif" fo:font-weight="bold" officeooo:rsid="00343380" officeooo:paragraph-rsid="00343380" style:font-weight-asian="bold" style:font-weight-complex="bold"/>
    </style:style>
    <style:style style:name="P13" style:family="paragraph" style:parent-style-name="Standard">
      <style:paragraph-properties fo:line-height="150%" fo:text-align="justify" style:justify-single-word="false"/>
      <style:text-properties style:font-name="Noto Serif" fo:font-weight="normal" officeooo:rsid="001771fd" officeooo:paragraph-rsid="001771fd" style:font-weight-asian="normal" style:font-weight-complex="normal"/>
    </style:style>
    <style:style style:name="P14" style:family="paragraph" style:parent-style-name="Standard">
      <style:paragraph-properties fo:line-height="150%" fo:text-align="justify" style:justify-single-word="false"/>
      <style:text-properties style:font-name="Noto Serif" fo:font-weight="normal" officeooo:rsid="001771fd" officeooo:paragraph-rsid="003015b1" style:font-weight-asian="normal" style:font-weight-complex="normal"/>
    </style:style>
    <style:style style:name="P15" style:family="paragraph" style:parent-style-name="Standard" style:list-style-name="L1">
      <style:paragraph-properties fo:line-height="150%" fo:text-align="justify" style:justify-single-word="false"/>
      <style:text-properties style:font-name="Noto Serif" fo:font-weight="normal" officeooo:rsid="001771fd" officeooo:paragraph-rsid="003015b1" style:font-weight-asian="normal" style:font-weight-complex="normal"/>
    </style:style>
    <style:style style:name="P16" style:family="paragraph" style:parent-style-name="Standard" style:list-style-name="L2">
      <style:paragraph-properties fo:line-height="150%" fo:text-align="justify" style:justify-single-word="false"/>
      <style:text-properties style:font-name="Noto Serif" fo:font-weight="normal" officeooo:rsid="001771fd" officeooo:paragraph-rsid="001771fd" style:font-weight-asian="normal" style:font-weight-complex="normal"/>
    </style:style>
    <style:style style:name="P17" style:family="paragraph" style:parent-style-name="Standard">
      <style:paragraph-properties fo:line-height="150%" fo:text-align="center" style:justify-single-word="false"/>
      <style:text-properties style:font-name="Noto Serif" fo:font-size="12pt" fo:font-weight="bold" officeooo:rsid="001ad457" officeooo:paragraph-rsid="001ad457"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0a2a8" style:font-weight-asian="normal" style:font-weight-complex="normal"/>
    </style:style>
    <style:style style:name="T3" style:family="text">
      <style:text-properties fo:font-weight="normal" officeooo:rsid="00272fec" style:font-weight-asian="normal" style:font-weight-complex="normal"/>
    </style:style>
    <style:style style:name="T4" style:family="text">
      <style:text-properties fo:font-weight="normal" officeooo:rsid="00277426"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1937e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272fec" style:font-style-asian="italic" style:font-weight-asian="normal" style:font-style-complex="italic" style:font-weight-complex="normal"/>
    </style:style>
    <style:style style:name="T9" style:family="text">
      <style:text-properties fo:font-style="italic" fo:font-weight="normal" officeooo:rsid="00165fc9"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165fc9" style:font-style-asian="normal" style:font-style-complex="normal"/>
    </style:style>
    <style:style style:name="T12" style:family="text">
      <style:text-properties fo:font-style="normal" officeooo:rsid="001937ec" style:font-style-asian="normal" style:font-style-complex="normal"/>
    </style:style>
    <style:style style:name="T13" style:family="text">
      <style:text-properties fo:font-style="normal" officeooo:rsid="00196e6b" style:font-style-asian="normal" style:font-style-complex="normal"/>
    </style:style>
    <style:style style:name="T14" style:family="text">
      <style:text-properties fo:font-style="normal" officeooo:rsid="001a17e6" style:font-style-asian="normal" style:font-style-complex="normal"/>
    </style:style>
    <style:style style:name="T15" style:family="text">
      <style:text-properties fo:font-style="normal" officeooo:rsid="001a861e" style:font-style-asian="normal" style:font-style-complex="normal"/>
    </style:style>
    <style:style style:name="T16" style:family="text">
      <style:text-properties fo:font-style="normal" officeooo:rsid="001d5f68" style:font-style-asian="normal" style:font-style-complex="normal"/>
    </style:style>
    <style:style style:name="T17" style:family="text">
      <style:text-properties fo:font-style="normal" officeooo:rsid="001dcfbe" style:font-style-asian="normal" style:font-style-complex="normal"/>
    </style:style>
    <style:style style:name="T18" style:family="text">
      <style:text-properties fo:font-style="normal" officeooo:rsid="001e6932" style:font-style-asian="normal" style:font-style-complex="normal"/>
    </style:style>
    <style:style style:name="T19" style:family="text">
      <style:text-properties fo:font-style="normal" officeooo:rsid="001faf1c" style:font-style-asian="normal" style:font-style-complex="normal"/>
    </style:style>
    <style:style style:name="T20" style:family="text">
      <style:text-properties fo:font-style="normal" officeooo:rsid="002114e8" style:font-style-asian="normal" style:font-style-complex="normal"/>
    </style:style>
    <style:style style:name="T21" style:family="text">
      <style:text-properties fo:font-style="normal" officeooo:rsid="0022fa0c" style:font-style-asian="normal" style:font-style-complex="normal"/>
    </style:style>
    <style:style style:name="T22" style:family="text">
      <style:text-properties fo:font-style="normal" officeooo:rsid="00241df3" style:font-style-asian="normal" style:font-style-complex="normal"/>
    </style:style>
    <style:style style:name="T23" style:family="text">
      <style:text-properties fo:font-style="normal" officeooo:rsid="002f42ba" style:font-style-asian="normal" style:font-style-complex="normal"/>
    </style:style>
    <style:style style:name="T24" style:family="text">
      <style:text-properties fo:font-style="normal" officeooo:rsid="0030acfe"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1546d1" style:font-style-asian="normal" style:font-weight-asian="normal" style:font-style-complex="normal" style:font-weight-complex="normal"/>
    </style:style>
    <style:style style:name="T27" style:family="text">
      <style:text-properties fo:font-style="normal" fo:font-weight="normal" officeooo:rsid="00165fc9" style:font-style-asian="normal" style:font-weight-asian="normal" style:font-style-complex="normal" style:font-weight-complex="normal"/>
    </style:style>
    <style:style style:name="T28" style:family="text">
      <style:text-properties fo:font-style="normal" fo:font-weight="normal" officeooo:rsid="002d47fa" style:font-style-asian="normal" style:font-weight-asian="normal" style:font-style-complex="normal" style:font-weight-complex="normal"/>
    </style:style>
    <style:style style:name="T29" style:family="text">
      <style:text-properties fo:font-style="normal" fo:font-weight="bold" officeooo:rsid="001a17e6" style:font-style-asian="normal" style:font-weight-asian="bold" style:font-style-complex="normal" style:font-weight-complex="bold"/>
    </style:style>
    <style:style style:name="T30" style:family="text">
      <style:text-properties officeooo:rsid="002a15f6"/>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LANEJAMENTO FÍSICO DO BANCO</text:p>
      <text:p text:style-name="P7"/>
      <text:p text:style-name="P8">ANÁLISE DAS CONSULTAS E TRANSAÇÕES</text:p>
      <text:p text:style-name="P7"><text:tab/><text:span text:style-name="T3">Determinados atributos são bons candidatos para estruturas de acessos, como índices, chaves </text:span><text:span text:style-name="T8">hash</text:span><text:span text:style-name="T3">, ordenação de arquivos. Para operações de consulta, os melhores atributos costumam ser aqueles com os quais quaisquer condições de seleção ou de junção para consulta são especificados. Para operações de alteração, </text:span><text:span text:style-name="T4">são bons candidatos os atributos cujos valores serão alterados por estas operações.</text:span></text:p>
      <text:p text:style-name="P8">ANÁLISE DA FREQUÊNCIA DE CHAMADA DE CONSULTAS E TRANSAÇÕES</text:p>
      <text:p text:style-name="P1"><text:span text:style-name="T2"><text:tab/>O</text:span><text:span text:style-name="T1">itenta por cento do processamento é atribuído a vinte por cento das consultas e transações. Por isso, raramente é necessário coletar estatísticas completas e taxas de chamada em todas as consultas; basta determinar as vinte por cento mais importantes.</text:span></text:p>
      <text:p text:style-name="P8">ANÁLISE DAS RESTRIÇÕES DE TEMPO DE CONSULTAS E TRANSAÇÕES</text:p>
      <text:p text:style-name="P2"><text:span text:style-name="T1"><text:tab/>Atributos de seleção usados por consultas e transações com restrições de tempo tornam-se candidatos de maior prioridade para estruturas de acesso primárias para arquivos, visto que estruturas de acesso primárias geralmente são as mais eficientes para localizar registros em um arquivo.</text:span></text:p>
      <text:p text:style-name="P2"><text:span text:style-name="T30">ANÁLISE DAS FREQUÊNCIAS ESPERADAS DE OPERAÇÕES DE ATUALIZAÇÃO</text:span></text:p>
      <text:p text:style-name="P2"><text:span text:style-name="T1"><text:tab/>O menor número possível de caminhos de acesso deve ser especificado para um arquivo que é frequentemente atualizado, pois a atualização dos próprios caminhos de acesso atrasa esse tipo de operação. Afinal, atualizar dez índices pode ter um </text:span><text:span text:style-name="T7">overhead </text:span><text:span text:style-name="T25">grande quando for realizar operações de inserção.</text:span></text:p>
      <text:p text:style-name="P9"><text:span text:style-name="T10">ANÁLISE DAS RESTRIÇÕES DE EXCLUSIVIDADE EM ATRIBUTOS</text:span></text:p>
      <text:p text:style-name="P3"><text:span text:style-name="T25"><text:tab/>Caminhos de acesso devem ser especificados em todos os atributos de chave candidata. A existência de um índice (ou qualquer outro caminho de acesso) torna suficiente apenas procurar o índice ao verificar uma restrição de exclusividade, porque todos os valores do atributo existirão nos nós folha do índice.</text:span></text:p>
      <text:p text:style-name="P10"><text:span text:style-name="T10"/></text:p>
      <text:p text:style-name="P10"><text:soft-page-break/><text:span text:style-name="T10">DECISÕES DE PROJETO SOBRE INDEXAÇÃO</text:span></text:p>
      <text:p text:style-name="P4"><text:span text:style-name="T25"><text:tab/>O desempenho das consultas depende em grande parte de quais índices ou esquemas de </text:span><text:span text:style-name="T7">hashing</text:span><text:span text:style-name="T25"> existem para agilizar o processamento de seleções </text:span><text:span text:style-name="T28">ou </text:span><text:span text:style-name="T25">junções. Além disso, durante operações de inserção, exclusão ou atualização, a existência de índices aumenta o </text:span><text:span text:style-name="T7">overhead</text:span><text:span text:style-name="T25">, que precisa ser justificado em relação ao ganho de eficiência ao agilizar as consultas.</text:span></text:p>
      <text:p text:style-name="P4"><text:span text:style-name="T25"><text:tab/>Um atributo deve ser indexado se ele é uma chave ou se alguma consulta usa esse atributo em uma condição de seleção ou de junção.</text:span></text:p>
      <text:p text:style-name="P4"><text:span text:style-name="T25"><text:tab/>Se vários atributos de uma relação estiverem envolvidos juntos em várias consultas, um índice composto é garantido. A ordenação dos atributos neste índice composto deve corresponder às consultas.</text:span></text:p>
      <text:p text:style-name="P4"><text:span text:style-name="T25"><text:tab/></text:span><text:span text:style-name="T26">No máximo, só um índice por tabela pode ser primário ou de agrupamento, pois implica que o arquivo seja fisicamente ordenado a partir deste atributo. Se uma tabela exige vários índices, a decisão sobre qual deve ser o índice primário depende da necessidade de manter a tabela ordenada nesse atributo. </text:span><text:span text:style-name="T27">O principal benefício do agrupamento é alcançado ao se recuperar os próprios registros.</text:span></text:p>
      <text:p text:style-name="P4"><text:span text:style-name="T27"><text:tab/>Árvores B+ permitem consultas de igualdade e de intervalo no atributo usado como chave de pesquisa, e índices </text:span><text:span text:style-name="T9">hash</text:span><text:span text:style-name="T27"> funcionam bem com condições de igualdade, mas não admitem consultas de intervalo.</text:span></text:p>
      <text:p text:style-name="P4"><text:span text:style-name="T27"><text:tab/>Para arquivos voláteis, que aumentam e diminuem de maneira contínua, usar esquemas de </text:span><text:span text:style-name="T9">hashing</text:span><text:span text:style-name="T27"> dinâmico é adequado.</text:span></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6"><text:soft-page-break/><text:span text:style-name="T11">A</text:span><text:span text:style-name="T10">JUSTE</text:span><text:span text:style-name="T23">S</text:span><text:span text:style-name="T10"> DO BANCO</text:span></text:p>
      <text:p text:style-name="P5"><text:span text:style-name="T10"/></text:p>
      <text:p text:style-name="P13"><text:span text:style-name="T10"><text:tab/>Após realizar o planejamento físico do banco, é importante analisar seu comportamento já em uso. Certas estatísticas podem ser usadas para se ter um perfil de conteúdo e uso do banco de dados. São elas:</text:span></text:p>
      <text:list xml:id="list334305825" text:style-name="L2">
        <text:list-item>
          <text:p text:style-name="P16"><text:span text:style-name="T10">Tamanho de tabelas individuais;</text:span></text:p>
        </text:list-item>
        <text:list-item>
          <text:p text:style-name="P16"><text:span text:style-name="T10">Número de valores distintos em uma coluna;</text:span></text:p>
        </text:list-item>
        <text:list-item>
          <text:p text:style-name="P16"><text:span text:style-name="T10">Número de vezes que uma consulta ou transação é submetida e executada em um intervalo de tempo;</text:span></text:p>
        </text:list-item>
        <text:list-item>
          <text:p text:style-name="P16"><text:span text:style-name="T10">Tempo exigido para diferentes fases do processamento de consulta e transação;</text:span></text:p>
        </text:list-item>
        <text:list-item>
          <text:p text:style-name="P16"><text:span text:style-name="T10">Estatísticas de armazenamento (armazenamento em </text:span><text:span text:style-name="T5">tablespaces</text:span><text:span text:style-name="T10">, espaços de índices e </text:span><text:span text:style-name="T5">pools </text:span><text:span text:style-name="T10">de </text:span><text:span text:style-name="T5">buffers</text:span><text:span text:style-name="T10">);</text:span></text:p>
        </text:list-item>
        <text:list-item>
          <text:p text:style-name="P16"><text:span text:style-name="T10">Estatísticas de desempenho de E/S e dispositivo, isto é, a atividade total de leitura/gravação (paginação) em extensões de disco e </text:span><text:span text:style-name="T5">hot spots </text:span><text:span text:style-name="T10">do disco.</text:span></text:p>
        </text:list-item>
        <text:list-item>
          <text:p text:style-name="P16"><text:span text:style-name="T10">Estatísticas do tempo de execução de processamento de consulta/transação, e do tempo de otimização durante a otimização da consulta.</text:span></text:p>
        </text:list-item>
        <text:list-item>
          <text:p text:style-name="P16"><text:span text:style-name="T10">Estatísticas de taxas de emissão de tipos de bloqueios, taxas de vazão de transação e atividade de registros de log;</text:span></text:p>
        </text:list-item>
        <text:list-item>
          <text:p text:style-name="P16"><text:span text:style-name="T10">Estatísticas de índice, isto é, número de níveis em um índice, número de páginas folha não contíguas etc.</text:span></text:p>
        </text:list-item>
      </text:list>
      <text:p text:style-name="P14"><text:span text:style-name="T10"><text:tab/>O ajuste se preocupa, então, em:</text:span></text:p>
      <text:list xml:id="list3786586187" text:style-name="L1">
        <text:list-item>
          <text:p text:style-name="P15"><text:span text:style-name="T24">C</text:span><text:span text:style-name="T10">omo evitar disputa demais por bloqueio, para aumentar concorrência entre transações;</text:span></text:p>
        </text:list-item>
        <text:list-item>
          <text:p text:style-name="P15"><text:span text:style-name="T24">C</text:span><text:span text:style-name="T10">omo minimizar o </text:span><text:span text:style-name="T5">overhead</text:span><text:span text:style-name="T10"> do </text:span><text:span text:style-name="T5">log</text:span><text:span text:style-name="T10"> e o </text:span><text:span text:style-name="T5">dumping </text:span><text:span text:style-name="T10">desnecessário de dados;</text:span></text:p>
        </text:list-item>
        <text:list-item>
          <text:p text:style-name="P15"><text:span text:style-name="T24">C</text:span><text:span text:style-name="T12">omo otimizar o tamanho do </text:span><text:span text:style-name="T6">buffer</text:span><text:span text:style-name="T12"> e o escalonamento de processos;</text:span></text:p>
        </text:list-item>
        <text:list-item>
          <text:p text:style-name="P15"><text:span text:style-name="T24">C</text:span><text:span text:style-name="T12">omo alocar recursos para que a utilização seja mais eficiente.</text:span></text:p>
        </text:list-item>
      </text:list>
      <text:p text:style-name="P11"><text:soft-page-break/><text:span text:style-name="T12">D</text:span><text:span text:style-name="T10">ESNORMALIZAÇÃO DE TABELAS</text:span></text:p>
      <text:p text:style-name="P13"><text:span text:style-name="T12"><text:tab/></text:span><text:span text:style-name="T13">Um dos ajustes que podem ser feitos é desnormalizar tabelas, quando alguns atributos de duas ou mais tabelas são frequentemente necessários juntos. Pode-se, mantendo a normalização, fazer-se escolhas de projeto alternativas na elaboração destas tabelas. </text:span><text:span text:style-name="T14">Além disso, pode-se fazer um </text:span><text:span text:style-name="T29">particionamento vertical</text:span><text:span text:style-name="T14">: pegar uma tabela com muitos campos e separá-la em várias, baseando-se na chave. Pode-se fazer também </text:span><text:span text:style-name="T29">particionamento horizontal</text:span><text:span text:style-name="T14">, mantendo-se o campo mas separando as várias linhas de uma tabela em outras tabelas de mesma estrutura.</text:span></text:p>
      <text:p text:style-name="P12"><text:span text:style-name="T14">A</text:span><text:span text:style-name="T10">JUSTES NAS OPERAÇÕES DE CONSULTA</text:span></text:p>
      <text:p text:style-name="P13"><text:span text:style-name="T14"><text:tab/></text:span><text:span text:style-name="T15">Pode ser necessário, também, ajustar consultas, </text:span><text:span text:style-name="T16">especialmente se estas estão, por exemplo, emitindo muitos acessos ao disco, ou se índices relevantes não estão sendo usados. </text:span><text:span text:style-name="T17">Nestes casos, é bom </text:span><text:span text:style-name="T18">evitar usar</text:span><text:span text:style-name="T17">:</text:span></text:p>
      <text:p text:style-name="P13"><text:span text:style-name="T16"><text:tab/>* </text:span><text:span text:style-name="T18">C</text:span><text:span text:style-name="T17">onsultas aninhadas usando IN, pois índices não costumam ser usados nesses casos;</text:span></text:p>
      <text:p text:style-name="P13"><text:span text:style-name="T17"><text:tab/>* DISTINCTs, que podem ser redundantes. Em geral, eles devem ser evitados sempre que possível, por causarem uma operação de ordenação;</text:span></text:p>
      <text:p text:style-name="P13"><text:span text:style-name="T17"><text:tab/>* </text:span><text:span text:style-name="T18">Tabelas temporárias, a não ser que esta relação temporária seja útil a algum processamento intermediário;</text:span></text:p>
      <text:p text:style-name="P13"><text:span text:style-name="T18"><text:tab/>* </text:span><text:span text:style-name="T19">Condições de junção que contêm comparações de string, como nome. Prefira sempre as que utilizam índices de agrupamento;</text:span></text:p>
      <text:p text:style-name="P13"><text:span text:style-name="T19"><text:tab/>* </text:span><text:span text:style-name="T20">Consultas aninhadas, pois alguns otimizadores de consulta funcionam pior com estes tipos de consulta em comparação a seus correspondentes não-aninhados.</text:span></text:p>
      <text:p text:style-name="P13"><text:span text:style-name="T20"><text:tab/></text:span><text:span text:style-name="T21">Outra dica para se trabalhar com consultas incluem:</text:span></text:p>
      <text:p text:style-name="P13"><text:span text:style-name="T21"><text:tab/>* Condições NOT podem ser transformadas em uma expressão positiva;</text:span></text:p>
      <text:p text:style-name="P13"><text:span text:style-name="T21"><text:tab/>* Blocos SELECT embutidos usando IN, ALL, ANY e SOME podem ser substituídos por junções;</text:span></text:p>
      <text:p text:style-name="P13"><text:span text:style-name="T21"><text:tab/>* </text:span><text:span text:style-name="T22">Condições WHERE podem ser reescritas para utilizar os índices em múltiplas colun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4:16:32.455953197</meta:creation-date>
    <dc:date>2018-11-24T17:54:35.797084664</dc:date>
    <meta:editing-duration>PT2H16M4S</meta:editing-duration>
    <meta:editing-cycles>33</meta:editing-cycles>
    <meta:generator>LibreOffice/6.0.7.3.0$Linux_X86_64 LibreOffice_project/00m0$Build-3</meta:generator>
    <meta:document-statistic meta:table-count="0" meta:image-count="0" meta:object-count="0" meta:page-count="4" meta:paragraph-count="47" meta:word-count="981" meta:character-count="6344" meta:non-whitespace-character-count="5399"/>
  </office:meta>
</office:document-meta>
</file>